
<file path=META-INF/manifest.xml><?xml version="1.0" encoding="utf-8"?>
<manifest:manifest xmlns:manifest="urn:oasis:names:tc:opendocument:xmlns:manifest:1.0">
  <manifest:file-entry manifest:full-path="Object 1/" manifest:media-type="application/vnd.oasis.opendocument.chart"/>
  <manifest:file-entry manifest:full-path="/" manifest:media-type="application/vnd.oasis.opendocument.text"/>
  <manifest:file-entry manifest:full-path="Object 1/styles.xml" manifest:media-type="text/xml"/>
  <manifest:file-entry manifest:full-path="Object 1/content.xml" manifest:media-type="text/xml"/>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Serif" svg:font-family="Liberation Serif" style:font-family-generic="system"/>
    <style:font-face style:name="Bitstream Vera Sans Mono" svg:font-family="Bitstream Vera Sans Mono" style:font-family-generic="modern" style:font-pitch="fixed"/>
    <style:font-face style:name="Lohit Devanagari" svg:font-family="Lohit Devanagari" style:font-family-generic="system"/>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text-properties fo:language="en" fo:country="GB"/>
    </style:style>
    <style:style style:name="P2" style:parent-style-name="Normal" style:family="paragraph">
      <style:paragraph-properties fo:margin-bottom="0in"/>
      <style:text-properties fo:language="en" fo:country="GB"/>
    </style:style>
    <style:style style:name="P3" style:parent-style-name="Normal" style:family="paragraph">
      <style:paragraph-properties fo:margin-bottom="0in"/>
      <style:text-properties fo:font-weight="bold" style:font-weight-asian="bold" fo:language="en" fo:country="GB"/>
    </style:style>
    <style:style style:name="P4" style:parent-style-name="Normal" style:family="paragraph">
      <style:paragraph-properties fo:margin-bottom="0in"/>
      <style:text-properties fo:language="en" fo:country="GB"/>
    </style:style>
    <style:style style:name="P5" style:parent-style-name="Normal" style:family="paragraph">
      <style:paragraph-properties fo:margin-bottom="0in"/>
      <style:text-properties fo:language="en" fo:country="GB"/>
    </style:style>
    <style:style style:name="P6" style:parent-style-name="Normal" style:family="paragraph">
      <style:paragraph-properties fo:margin-bottom="0in"/>
      <style:text-properties fo:language="en" fo:country="GB"/>
    </style:style>
    <style:style style:name="P7" style:parent-style-name="Normal" style:family="paragraph">
      <style:paragraph-properties fo:margin-bottom="0in"/>
      <style:text-properties fo:language="en" fo:country="GB"/>
    </style:style>
    <style:style style:name="P8" style:parent-style-name="Normal" style:family="paragraph">
      <style:paragraph-properties fo:margin-bottom="0in"/>
      <style:text-properties fo:language="en" fo:country="GB"/>
    </style:style>
    <style:style style:name="P9" style:parent-style-name="Heading1" style:family="paragraph">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style:text-position="sub 66.6%" fo:language="en" fo:country="GB"/>
    </style:style>
    <style:style style:name="P12" style:parent-style-name="Heading2" style:family="paragraph">
      <style:text-properties fo:language="en" fo:country="GB"/>
    </style:style>
    <style:style style:name="P13" style:parent-style-name="Normal" style:family="paragraph">
      <style:paragraph-properties fo:margin-bottom="0in"/>
      <style:text-properties style:font-name="Courier New" style:font-name-complex="Courier New" fo:font-weight="bold" style:font-weight-asian="bold" fo:language="en" fo:country="GB"/>
    </style:style>
    <style:style style:name="P14" style:parent-style-name="Normal" style:family="paragraph">
      <style:paragraph-properties fo:margin-bottom="0in"/>
      <style:text-properties style:font-name="Courier New" style:font-name-complex="Courier New" fo:language="en" fo:country="GB"/>
    </style:style>
    <style:style style:name="P15" style:parent-style-name="Normal" style:family="paragraph">
      <style:paragraph-properties fo:margin-bottom="0in"/>
      <style:text-properties style:font-name="Courier New" style:font-name-complex="Courier New" fo:language="en" fo:country="GB"/>
    </style:style>
    <style:style style:name="P16" style:parent-style-name="Normal" style:family="paragraph">
      <style:paragraph-properties fo:margin-bottom="0in"/>
      <style:text-properties style:font-name="Courier New" style:font-name-complex="Courier New" fo:language="en" fo:country="GB"/>
    </style:style>
    <style:style style:name="P17" style:parent-style-name="Normal" style:family="paragraph">
      <style:paragraph-properties fo:margin-bottom="0in"/>
      <style:text-properties style:font-name="Courier New" style:font-name-complex="Courier New" fo:language="en" fo:country="GB"/>
    </style:style>
    <style:style style:name="P18" style:parent-style-name="Normal" style:family="paragraph">
      <style:paragraph-properties fo:margin-bottom="0in"/>
      <style:text-properties fo:language="en" fo:country="GB"/>
    </style:style>
    <style:style style:name="P19" style:parent-style-name="Normal" style:family="paragraph">
      <style:paragraph-properties fo:text-align="justify" fo:margin-bottom="0in"/>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P28" style:parent-style-name="Normal" style:family="paragraph">
      <style:paragraph-properties fo:text-align="justify" fo:margin-bottom="0in"/>
      <style:text-properties fo:language="en" fo:country="GB"/>
    </style:style>
    <style:style style:name="P29" style:parent-style-name="Normal" style:family="paragraph">
      <style:paragraph-properties fo:text-align="justify" fo:margin-bottom="0in"/>
    </style:style>
    <style:style style:name="T30" style:parent-style-name="DefaultParagraphFont" style:family="text">
      <style:text-properties fo:language="en" fo:country="GB"/>
    </style:style>
    <style:style style:name="T31" style:parent-style-name="DefaultParagraphFont" style:family="text">
      <style:text-properties style:font-name="Courier New" style:font-name-complex="Courier New" fo:language="en" fo:country="GB"/>
    </style:style>
    <style:style style:name="T32" style:parent-style-name="DefaultParagraphFont" style:family="text">
      <style:text-properties fo:language="en" fo:country="GB"/>
    </style:style>
    <style:style style:name="P33" style:parent-style-name="Heading2" style:family="paragraph">
      <style:text-properties fo:language="en" fo:country="GB"/>
    </style:style>
    <style:style style:name="P34" style:parent-style-name="ListParagraph" style:family="paragraph">
      <style:text-properties style:font-name="Courier New" style:font-name-complex="Courier New" fo:language="en" fo:country="GB"/>
    </style:style>
    <style:style style:name="T35" style:parent-style-name="DefaultParagraphFont" style:family="text">
      <style:text-properties style:font-name="Courier New" style:font-name-complex="Courier New" fo:language="en" fo:country="GB"/>
    </style:style>
    <style:style style:name="P36" style:parent-style-name="Normal" style:family="paragraph">
      <style:paragraph-properties fo:margin-bottom="0in"/>
    </style:style>
    <style:style style:name="T37" style:parent-style-name="DefaultParagraphFont" style:family="text">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P40" style:parent-style-name="Normal" style:family="paragraph">
      <style:paragraph-properties fo:margin-bottom="0in"/>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T52" style:parent-style-name="DefaultParagraphFont" style:family="text">
      <style:text-properties fo:language="en" fo:country="GB"/>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P58" style:parent-style-name="Normal" style:family="paragraph">
      <style:paragraph-properties fo:margin-bottom="0in"/>
      <style:text-properties fo:language="en" fo:country="GB"/>
    </style:style>
    <style:style style:name="P59" style:parent-style-name="Normal" style:family="paragraph">
      <style:paragraph-properties fo:margin-bottom="0in"/>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P66" style:parent-style-name="Heading1" style:family="paragraph">
      <style:text-properties fo:language="en" fo:country="GB"/>
    </style:style>
    <style:style style:name="P67" style:parent-style-name="Subtitle" style:family="paragraph">
      <style:text-properties fo:language="en" fo:country="GB"/>
    </style:style>
    <style:style style:name="P68" style:parent-style-name="Heading2" style:family="paragraph">
      <style:text-properties fo:language="en" fo:country="GB"/>
    </style:style>
    <style:style style:name="P69" style:parent-style-name="Normal" style:family="paragraph">
      <style:paragraph-properties fo:margin-bottom="0in"/>
      <style:text-properties fo:language="en" fo:country="GB"/>
    </style:style>
    <style:style style:name="P70" style:parent-style-name="Normal" style:family="paragraph">
      <style:paragraph-properties fo:margin-bottom="0in"/>
      <style:text-properties fo:language="en" fo:country="GB"/>
    </style:style>
    <style:style style:name="P71" style:parent-style-name="Heading2" style:family="paragraph">
      <style:text-properties fo:language="en" fo:country="GB"/>
    </style:style>
    <style:style style:name="P72" style:parent-style-name="Normal" style:family="paragraph">
      <style:paragraph-properties fo:margin-bottom="0in"/>
      <style:text-properties fo:language="en" fo:country="GB"/>
    </style:style>
    <style:style style:name="P73" style:parent-style-name="Normal" style:family="paragraph">
      <style:text-properties style:font-weight-complex="bold"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style:font-weight-complex="bold"/>
    </style:style>
    <style:style style:name="P77" style:parent-style-name="Normal" style:family="paragraph">
      <style:text-properties style:font-weight-complex="bold"/>
    </style:style>
    <style:style style:name="P78" style:parent-style-name="Normal" style:family="paragraph">
      <style:paragraph-properties fo:text-align="justify"/>
    </style:style>
    <style:style style:name="P79" style:parent-style-name="PreformattedText" style:family="paragraph">
      <style:text-properties style:font-name="Calibri" fo:font-size="11pt" style:font-size-asian="11pt" style:font-size-complex="11pt"/>
    </style:style>
    <style:style style:name="T80" style:parent-style-name="DefaultParagraphFont" style:family="text">
      <style:text-properties style:font-name="Calibri" fo:font-size="11pt" style:font-size-asian="11pt" style:font-size-complex="11pt"/>
    </style:style>
    <style:style style:name="T81" style:parent-style-name="DefaultParagraphFont" style:family="text">
      <style:text-properties style:font-name="Calibri" fo:font-size="11pt" style:font-size-asian="11pt" style:font-size-complex="11pt"/>
    </style:style>
    <style:style style:name="T82" style:parent-style-name="DefaultParagraphFont" style:family="text">
      <style:text-properties style:font-name="Calibri" fo:font-size="11pt" style:font-size-asian="11pt" style:font-size-complex="11pt"/>
    </style:style>
    <style:style style:name="T83" style:parent-style-name="DefaultParagraphFont" style:family="text">
      <style:text-properties style:font-name="Calibri" fo:font-size="11pt" style:font-size-asian="11pt" style:font-size-complex="11pt"/>
    </style:style>
    <style:style style:name="P84" style:parent-style-name="PreformattedText" style:family="paragraph">
      <style:text-properties style:font-name="Calibri" fo:font-size="11pt" style:font-size-asian="11pt" style:font-size-complex="11pt"/>
    </style:style>
    <style:style style:name="P85" style:parent-style-name="PreformattedText" style:family="paragraph">
      <style:paragraph-properties fo:text-align="justify"/>
    </style:style>
    <style:style style:name="T86" style:parent-style-name="Emphasis" style:family="text">
      <style:text-properties style:font-name="Calibri" style:font-name-complex="Courier New" fo:font-size="11pt" style:font-size-asian="11pt" style:font-size-complex="11pt"/>
    </style:style>
    <style:style style:name="P87" style:parent-style-name="PreformattedText" style:family="paragraph">
      <style:paragraph-properties fo:text-align="justify"/>
    </style:style>
    <style:style style:name="P88" style:parent-style-name="PreformattedText" style:family="paragraph">
      <style:paragraph-properties fo:text-align="justify"/>
    </style:style>
    <style:style style:name="T89" style:parent-style-name="Emphasis" style:family="text">
      <style:text-properties style:font-name="Calibri" fo:font-size="11pt" style:font-size-asian="11pt" style:font-size-complex="11pt"/>
    </style:style>
    <style:style style:name="P90" style:parent-style-name="Heading2" style:family="paragraph">
      <style:text-properties fo:language="en" fo:country="GB"/>
    </style:style>
    <style:style style:name="T91" style:parent-style-name="DefaultParagraphFont" style:family="text">
      <style:text-properties style:font-name="Calibri" fo:font-size="11pt" style:font-size-asian="11pt" style:font-size-complex="11pt"/>
    </style:style>
    <style:style style:name="T92" style:parent-style-name="DefaultParagraphFont" style:family="text">
      <style:text-properties style:font-name="Calibri" fo:font-size="11pt" style:font-size-asian="11pt" style:font-size-complex="11pt"/>
    </style:style>
    <style:style style:name="T93" style:parent-style-name="DefaultParagraphFont" style:family="text">
      <style:text-properties style:font-name="Calibri" fo:font-size="11pt" style:font-size-asian="11pt" style:font-size-complex="11pt"/>
    </style:style>
    <style:style style:name="T94" style:parent-style-name="DefaultParagraphFont" style:family="text">
      <style:text-properties style:font-name="Calibri" fo:font-size="11pt" style:font-size-asian="11pt" style:font-size-complex="11pt"/>
    </style:style>
    <style:style style:name="T95" style:parent-style-name="DefaultParagraphFont" style:family="text">
      <style:text-properties style:font-name="Calibri" fo:font-size="11pt" style:font-size-asian="11pt" style:font-size-complex="11pt"/>
    </style:style>
    <style:style style:name="T96" style:parent-style-name="DefaultParagraphFont" style:family="text">
      <style:text-properties style:font-name="Calibri" fo:font-size="11pt" style:font-size-asian="11pt" style:font-size-complex="11pt"/>
    </style:style>
    <style:style style:name="T97" style:parent-style-name="DefaultParagraphFont" style:family="text">
      <style:text-properties style:font-name="Calibri" fo:font-size="11pt" style:font-size-asian="11pt" style:font-size-complex="11pt"/>
    </style:style>
    <style:style style:name="T98" style:parent-style-name="DefaultParagraphFont" style:family="text">
      <style:text-properties style:font-name="Calibri" fo:font-size="11pt" style:font-size-asian="11pt" style:font-size-complex="11pt"/>
    </style:style>
    <style:style style:name="T99" style:parent-style-name="DefaultParagraphFont" style:family="text">
      <style:text-properties style:font-name="Calibri" fo:font-size="11pt" style:font-size-asian="11pt" style:font-size-complex="11pt"/>
    </style:style>
    <style:style style:name="T100" style:parent-style-name="DefaultParagraphFont" style:family="text">
      <style:text-properties style:font-name="Calibri" fo:font-size="11pt" style:font-size-asian="11pt" style:font-size-complex="11pt"/>
    </style:style>
    <style:style style:name="T101" style:parent-style-name="DefaultParagraphFont" style:family="text">
      <style:text-properties style:font-name="Calibri" fo:font-size="11pt" style:font-size-asian="11pt" style:font-size-complex="11pt"/>
    </style:style>
    <style:style style:name="T102" style:parent-style-name="SubtleEmphasis" style:family="text">
      <style:text-properties style:font-name="Calibri" fo:font-size="11pt" style:font-size-asian="11pt" style:font-size-complex="11pt"/>
    </style:style>
    <style:style style:name="T103" style:parent-style-name="SubtleEmphasis" style:family="text">
      <style:text-properties style:font-name="Calibri" fo:font-size="11pt" style:font-size-asian="11pt" style:font-size-complex="11pt"/>
    </style:style>
    <style:style style:name="T104" style:parent-style-name="DefaultParagraphFont" style:family="text">
      <style:text-properties style:font-name="Calibri" fo:color="#808080" fo:font-size="11pt" style:font-size-asian="11pt" style:font-size-complex="11pt"/>
    </style:style>
    <style:style style:name="T105" style:parent-style-name="SubtleEmphasis" style:family="text">
      <style:text-properties style:font-name="Calibri" fo:font-size="11pt" style:font-size-asian="11pt" style:font-size-complex="11pt"/>
    </style:style>
    <style:style style:name="T106" style:parent-style-name="SubtleEmphasis" style:family="text">
      <style:text-properties style:font-name="Calibri" fo:font-size="11pt" style:font-size-asian="11pt" style:font-size-complex="11pt"/>
    </style:style>
    <style:style style:name="P107" style:parent-style-name="PreformattedText" style:family="paragraph">
      <style:paragraph-properties fo:text-align="justify"/>
      <style:text-properties style:font-name="Calibri" fo:font-size="11pt" style:font-size-asian="11pt" style:font-size-complex="11pt"/>
    </style:style>
    <style:style style:name="P108" style:parent-style-name="PreformattedText" style:family="paragraph">
      <style:paragraph-properties fo:text-align="justify"/>
    </style:style>
    <style:style style:name="T109" style:parent-style-name="DefaultParagraphFont" style:family="text">
      <style:text-properties style:font-name="Calibri" fo:font-size="11pt" style:font-size-asian="11pt" style:font-size-complex="11pt"/>
    </style:style>
    <style:style style:name="T110" style:parent-style-name="DefaultParagraphFont" style:family="text">
      <style:text-properties style:font-name="Calibri" fo:font-size="11pt" style:font-size-asian="11pt" style:font-size-complex="11pt"/>
    </style:style>
    <style:style style:name="T111" style:parent-style-name="DefaultParagraphFont" style:family="text">
      <style:text-properties style:font-name="Calibri" fo:font-size="11pt" style:font-size-asian="11pt" style:font-size-complex="11pt"/>
    </style:style>
    <style:style style:name="T112" style:parent-style-name="DefaultParagraphFont" style:family="text">
      <style:text-properties style:font-name="Calibri" fo:font-size="11pt" style:font-size-asian="11pt" style:font-size-complex="11pt"/>
    </style:style>
    <style:style style:name="T113" style:parent-style-name="DefaultParagraphFont" style:family="text">
      <style:text-properties style:font-name="Calibri" fo:font-size="11pt" style:font-size-asian="11pt" style:font-size-complex="11pt"/>
    </style:style>
    <style:style style:name="T114" style:parent-style-name="DefaultParagraphFont" style:family="text">
      <style:text-properties style:font-name="Calibri" fo:font-size="11pt" style:font-size-asian="11pt" style:font-size-complex="11pt"/>
    </style:style>
    <style:style style:name="T115" style:parent-style-name="DefaultParagraphFont" style:family="text">
      <style:text-properties style:font-name="Calibri" fo:font-size="11pt" style:font-size-asian="11pt" style:font-size-complex="11pt"/>
    </style:style>
    <style:style style:name="T116" style:parent-style-name="DefaultParagraphFont" style:family="text">
      <style:text-properties style:font-name="Calibri" fo:font-size="11pt" style:font-size-asian="11pt" style:font-size-complex="11pt"/>
    </style:style>
    <style:style style:name="P117" style:parent-style-name="Subtitle" style:family="paragraph">
      <style:text-properties fo:language="en" fo:country="GB"/>
    </style:style>
    <style:style style:name="T118" style:parent-style-name="DefaultParagraphFont" style:family="text">
      <style:text-properties style:font-name="Calibri" fo:font-size="11pt" style:font-size-asian="11pt" style:font-size-complex="11pt"/>
    </style:style>
    <style:style style:name="T119" style:parent-style-name="DefaultParagraphFont" style:family="text">
      <style:text-properties style:font-name="Calibri" fo:font-size="11pt" style:font-size-asian="11pt" style:font-size-complex="11pt"/>
    </style:style>
    <style:style style:name="T120" style:parent-style-name="DefaultParagraphFont" style:family="text">
      <style:text-properties style:font-name="Calibri" fo:font-size="11pt" style:font-size-asian="11pt" style:font-size-complex="11pt"/>
    </style:style>
    <style:style style:name="T121" style:parent-style-name="DefaultParagraphFont" style:family="text">
      <style:text-properties style:font-name="Calibri" fo:font-size="11pt" style:font-size-asian="11pt" style:font-size-complex="11pt"/>
    </style:style>
    <style:style style:name="T122" style:parent-style-name="DefaultParagraphFont" style:family="text">
      <style:text-properties style:font-name="Calibri" fo:font-size="11pt" style:font-size-asian="11pt" style:font-size-complex="11pt"/>
    </style:style>
    <style:style style:name="T123" style:parent-style-name="DefaultParagraphFont" style:family="text">
      <style:text-properties style:font-name="Calibri" fo:font-size="11pt" style:font-size-asian="11pt" style:font-size-complex="11pt"/>
    </style:style>
    <style:style style:name="T124" style:parent-style-name="DefaultParagraphFont" style:family="text">
      <style:text-properties style:font-name="Calibri" fo:font-size="11pt" style:font-size-asian="11pt" style:font-size-complex="11pt"/>
    </style:style>
    <style:style style:name="T125" style:parent-style-name="DefaultParagraphFont" style:family="text">
      <style:text-properties style:font-name="Calibri" fo:font-size="11pt" style:font-size-asian="11pt" style:font-size-complex="11pt"/>
    </style:style>
    <style:style style:name="T126" style:parent-style-name="DefaultParagraphFont" style:family="text">
      <style:text-properties style:font-name="Calibri" fo:font-size="11pt" style:font-size-asian="11pt" style:font-size-complex="11pt"/>
    </style:style>
    <style:style style:name="P127" style:parent-style-name="PreformattedText" style:family="paragraph">
      <style:paragraph-properties fo:text-align="justify"/>
    </style:style>
    <style:style style:name="T128" style:parent-style-name="DefaultParagraphFont" style:family="text">
      <style:text-properties style:font-name="Calibri" fo:font-size="11pt" style:font-size-asian="11pt" style:font-size-complex="11pt"/>
    </style:style>
    <style:style style:name="T129" style:parent-style-name="DefaultParagraphFont" style:family="text">
      <style:text-properties style:font-name="Calibri" fo:font-size="11pt" style:font-size-asian="11pt" style:font-size-complex="11pt"/>
    </style:style>
    <style:style style:name="T130" style:parent-style-name="DefaultParagraphFont" style:family="text">
      <style:text-properties style:font-name="Calibri" fo:font-size="11pt" style:font-size-asian="11pt" style:font-size-complex="11pt"/>
    </style:style>
    <style:style style:name="T131" style:parent-style-name="DefaultParagraphFont" style:family="text">
      <style:text-properties style:font-name="Calibri" fo:font-size="11pt" style:font-size-asian="11pt" style:font-size-complex="11pt"/>
    </style:style>
    <style:style style:name="T132" style:parent-style-name="DefaultParagraphFont" style:family="text">
      <style:text-properties style:font-name="Calibri" fo:font-size="11pt" style:font-size-asian="11pt" style:font-size-complex="11pt"/>
    </style:style>
    <style:style style:name="T133" style:parent-style-name="DefaultParagraphFont" style:family="text">
      <style:text-properties style:font-name="Calibri" fo:font-size="11pt" style:font-size-asian="11pt" style:font-size-complex="11pt"/>
    </style:style>
    <style:style style:name="T134" style:parent-style-name="DefaultParagraphFont" style:family="text">
      <style:text-properties style:font-name="Calibri" fo:font-size="11pt" style:font-size-asian="11pt" style:font-size-complex="11pt"/>
    </style:style>
    <style:style style:name="P135" style:parent-style-name="Heading2" style:family="paragraph">
      <style:text-properties fo:language="en" fo:country="GB"/>
    </style:style>
    <style:style style:name="P136" style:parent-style-name="PreformattedText" style:family="paragraph">
      <style:paragraph-properties fo:text-align="justify"/>
      <style:text-properties style:font-name="Calibri" fo:font-size="11pt" style:font-size-asian="11pt" style:font-size-complex="11pt"/>
    </style:style>
    <style:style style:name="P137" style:parent-style-name="PreformattedText" style:family="paragraph">
      <style:paragraph-properties fo:text-align="justify"/>
      <style:text-properties style:font-name="Calibri" fo:font-size="11pt" style:font-size-asian="11pt" style:font-size-complex="11pt"/>
    </style:style>
    <style:style style:name="P138" style:parent-style-name="PreformattedText" style:family="paragraph">
      <style:paragraph-properties fo:text-align="justify"/>
    </style:style>
    <style:style style:name="T139" style:parent-style-name="DefaultParagraphFont" style:family="text">
      <style:text-properties style:font-name="Calibri" fo:font-size="11pt" style:font-size-asian="11pt" style:font-size-complex="11pt"/>
    </style:style>
    <style:style style:name="T140" style:parent-style-name="DefaultParagraphFont" style:family="text">
      <style:text-properties style:font-name="Calibri" fo:font-size="11pt" style:font-size-asian="11pt" style:font-size-complex="11pt"/>
    </style:style>
    <style:style style:name="T141" style:parent-style-name="DefaultParagraphFont" style:family="text">
      <style:text-properties style:font-name="Calibri" fo:font-size="11pt" style:font-size-asian="11pt" style:font-size-complex="11pt"/>
    </style:style>
    <style:style style:name="T142" style:parent-style-name="DefaultParagraphFont" style:family="text">
      <style:text-properties style:font-name="Calibri" fo:font-size="11pt" style:font-size-asian="11pt" style:font-size-complex="11pt"/>
    </style:style>
    <style:style style:name="T143" style:parent-style-name="DefaultParagraphFont" style:family="text">
      <style:text-properties style:font-name="Calibri" fo:font-size="11pt" style:font-size-asian="11pt" style:font-size-complex="11pt"/>
    </style:style>
    <style:style style:name="T144" style:parent-style-name="DefaultParagraphFont" style:family="text">
      <style:text-properties style:font-name="Calibri" fo:font-size="11pt" style:font-size-asian="11pt" style:font-size-complex="11pt"/>
    </style:style>
    <style:style style:name="T145" style:parent-style-name="DefaultParagraphFont" style:family="text">
      <style:text-properties style:font-name="Calibri" fo:font-size="11pt" style:font-size-asian="11pt" style:font-size-complex="11pt"/>
    </style:style>
    <style:style style:name="T146" style:parent-style-name="DefaultParagraphFont" style:family="text">
      <style:text-properties style:font-name="Calibri" fo:font-size="11pt" style:font-size-asian="11pt" style:font-size-complex="11pt"/>
    </style:style>
    <style:style style:name="T147" style:parent-style-name="DefaultParagraphFont" style:family="text">
      <style:text-properties style:font-name="Calibri" fo:font-size="11pt" style:font-size-asian="11pt" style:font-size-complex="11pt"/>
    </style:style>
    <style:style style:name="T148" style:parent-style-name="DefaultParagraphFont" style:family="text">
      <style:text-properties style:font-name="Calibri" fo:font-size="11pt" style:font-size-asian="11pt" style:font-size-complex="11pt"/>
    </style:style>
    <style:style style:name="T149" style:parent-style-name="DefaultParagraphFont" style:family="text">
      <style:text-properties style:font-name="Calibri" fo:font-size="11pt" style:font-size-asian="11pt" style:font-size-complex="11pt"/>
    </style:style>
    <style:style style:name="T150" style:parent-style-name="DefaultParagraphFont" style:family="text">
      <style:text-properties style:font-name="Calibri" fo:font-size="11pt" style:font-size-asian="11pt" style:font-size-complex="11pt"/>
    </style:style>
    <style:style style:name="T151" style:parent-style-name="DefaultParagraphFont" style:family="text">
      <style:text-properties style:font-name="Calibri" fo:font-size="11pt" style:font-size-asian="11pt" style:font-size-complex="11pt"/>
    </style:style>
    <style:style style:name="T152" style:parent-style-name="DefaultParagraphFont" style:family="text">
      <style:text-properties style:font-name="Calibri" fo:font-size="11pt" style:font-size-asian="11pt" style:font-size-complex="11pt"/>
    </style:style>
    <style:style style:name="T153" style:parent-style-name="DefaultParagraphFont" style:family="text">
      <style:text-properties style:font-name="Calibri" fo:font-size="11pt" style:font-size-asian="11pt" style:font-size-complex="11pt"/>
    </style:style>
    <style:style style:name="T154" style:parent-style-name="DefaultParagraphFont" style:family="text">
      <style:text-properties style:font-name="Calibri" fo:font-size="11pt" style:font-size-asian="11pt" style:font-size-complex="11pt"/>
    </style:style>
    <style:style style:name="T155" style:parent-style-name="DefaultParagraphFont" style:family="text">
      <style:text-properties style:font-name="Calibri" fo:font-size="11pt" style:font-size-asian="11pt" style:font-size-complex="11pt"/>
    </style:style>
    <style:style style:name="T156" style:parent-style-name="DefaultParagraphFont" style:family="text">
      <style:text-properties style:font-name="Calibri" fo:font-size="11pt" style:font-size-asian="11pt" style:font-size-complex="11pt"/>
    </style:style>
    <style:style style:name="T157" style:parent-style-name="DefaultParagraphFont" style:family="text">
      <style:text-properties style:font-name="Calibri" fo:font-size="11pt" style:font-size-asian="11pt" style:font-size-complex="11pt"/>
    </style:style>
    <style:style style:name="T158" style:parent-style-name="DefaultParagraphFont" style:family="text">
      <style:text-properties style:font-name="Calibri" fo:font-size="11pt" style:font-size-asian="11pt" style:font-size-complex="11pt"/>
    </style:style>
    <style:style style:name="P159" style:parent-style-name="PreformattedText" style:family="paragraph">
      <style:text-properties style:font-name="Calibri" fo:font-size="11pt" style:font-size-asian="11pt" style:font-size-complex="11pt"/>
    </style:style>
    <style:style style:name="P160" style:parent-style-name="PreformattedText" style:family="paragraph">
      <style:paragraph-properties fo:text-align="justify"/>
    </style:style>
    <style:style style:name="T161" style:parent-style-name="DefaultParagraphFont" style:family="text">
      <style:text-properties style:font-name="Calibri" style:font-weight-complex="bold" fo:font-size="11pt" style:font-size-asian="11pt" style:font-size-complex="11pt"/>
    </style:style>
    <style:style style:name="T162" style:parent-style-name="DefaultParagraphFont" style:family="text">
      <style:text-properties style:font-name="Calibri" fo:font-size="11pt" style:font-size-asian="11pt" style:font-size-complex="11pt"/>
    </style:style>
    <style:style style:name="P163" style:parent-style-name="PreformattedText" style:family="paragraph">
      <style:paragraph-properties fo:text-align="justify"/>
      <style:text-properties style:font-name="Calibri" fo:font-size="11pt" style:font-size-asian="11pt" style:font-size-complex="11pt"/>
    </style:style>
    <style:style style:name="P164" style:parent-style-name="PreformattedText" style:family="paragraph">
      <style:paragraph-properties fo:text-align="justify"/>
    </style:style>
    <style:style style:name="T165" style:parent-style-name="DefaultParagraphFont" style:family="text">
      <style:text-properties style:font-name="Calibri" fo:font-size="11pt" style:font-size-asian="11pt" style:font-size-complex="11pt"/>
    </style:style>
    <style:style style:name="T166" style:parent-style-name="DefaultParagraphFont" style:family="text">
      <style:text-properties style:font-name="Calibri" fo:font-size="11pt" style:font-size-asian="11pt" style:font-size-complex="11pt"/>
    </style:style>
    <style:style style:name="T167" style:parent-style-name="DefaultParagraphFont" style:family="text">
      <style:text-properties style:font-name="Calibri" fo:font-size="11pt" style:font-size-asian="11pt" style:font-size-complex="11pt"/>
    </style:style>
    <style:style style:name="T168" style:parent-style-name="DefaultParagraphFont" style:family="text">
      <style:text-properties style:font-name="Calibri" fo:font-size="11pt" style:font-size-asian="11pt" style:font-size-complex="11pt"/>
    </style:style>
    <style:style style:name="T169" style:parent-style-name="DefaultParagraphFont" style:family="text">
      <style:text-properties style:font-name="Calibri" fo:font-size="11pt" style:font-size-asian="11pt" style:font-size-complex="11pt"/>
    </style:style>
    <style:style style:name="T170" style:parent-style-name="DefaultParagraphFont" style:family="text">
      <style:text-properties style:font-name="Calibri" fo:font-size="11pt" style:font-size-asian="11pt" style:font-size-complex="11pt"/>
    </style:style>
    <style:style style:name="T171" style:parent-style-name="DefaultParagraphFont" style:family="text">
      <style:text-properties fo:font-weight="bold" style:font-weight-asian="bold" style:font-weight-complex="bold"/>
    </style:style>
    <style:style style:name="P172" style:parent-style-name="PreformattedText" style:family="paragraph">
      <style:paragraph-properties fo:text-align="justify"/>
      <style:text-properties fo:font-weight="bold" style:font-weight-asian="bold" style:font-weight-complex="bold"/>
    </style:style>
    <style:style style:name="P173" style:parent-style-name="PreformattedText" style:family="paragraph">
      <style:paragraph-properties fo:text-align="justify"/>
    </style:style>
    <style:style style:name="T174" style:parent-style-name="DefaultParagraphFont" style:family="text">
      <style:text-properties style:font-name="Calibri" fo:font-size="11pt" style:font-size-asian="11pt" style:font-size-complex="11pt"/>
    </style:style>
    <style:style style:name="T175" style:parent-style-name="DefaultParagraphFont" style:family="text">
      <style:text-properties style:font-name="Calibri" fo:font-size="11pt" style:font-size-asian="11pt" style:font-size-complex="11pt"/>
    </style:style>
    <style:style style:name="T176" style:parent-style-name="DefaultParagraphFont" style:family="text">
      <style:text-properties style:font-name="Calibri" fo:font-size="11pt" style:font-size-asian="11pt" style:font-size-complex="11pt"/>
    </style:style>
    <style:style style:name="T177" style:parent-style-name="DefaultParagraphFont" style:family="text">
      <style:text-properties style:font-name="Calibri" fo:font-size="11pt" style:font-size-asian="11pt" style:font-size-complex="11pt"/>
    </style:style>
    <style:style style:name="T178" style:parent-style-name="DefaultParagraphFont" style:family="text">
      <style:text-properties style:font-name="Calibri" fo:font-size="11pt" style:font-size-asian="11pt" style:font-size-complex="11pt"/>
    </style:style>
    <style:style style:name="T179" style:parent-style-name="DefaultParagraphFont" style:family="text">
      <style:text-properties style:font-name="Calibri" fo:font-size="11pt" style:font-size-asian="11pt" style:font-size-complex="11pt"/>
    </style:style>
    <style:style style:name="T180" style:parent-style-name="DefaultParagraphFont" style:family="text">
      <style:text-properties style:font-name="Calibri" fo:font-size="11pt" style:font-size-asian="11pt" style:font-size-complex="11pt"/>
    </style:style>
    <style:style style:name="P181" style:parent-style-name="PreformattedText" style:family="paragraph">
      <style:paragraph-properties fo:text-align="justify"/>
      <style:text-properties style:font-name="Calibri" fo:font-size="11pt" style:font-size-asian="11pt" style:font-size-complex="11pt"/>
    </style:style>
    <style:style style:name="P182" style:parent-style-name="PreformattedText" style:family="paragraph">
      <style:paragraph-properties fo:text-align="justify"/>
    </style:style>
    <style:style style:name="T183" style:parent-style-name="DefaultParagraphFont" style:family="text">
      <style:text-properties style:font-name="Calibri" fo:font-size="11pt" style:font-size-asian="11pt" style:font-size-complex="11pt"/>
    </style:style>
    <style:style style:name="T184" style:parent-style-name="DefaultParagraphFont" style:family="text">
      <style:text-properties style:font-name="Calibri" fo:font-size="11pt" style:font-size-asian="11pt" style:font-size-complex="11pt"/>
    </style:style>
    <style:style style:name="T185" style:parent-style-name="DefaultParagraphFont" style:family="text">
      <style:text-properties style:font-name="Calibri" fo:font-size="11pt" style:font-size-asian="11pt" style:font-size-complex="11pt"/>
    </style:style>
    <style:style style:name="T186" style:parent-style-name="DefaultParagraphFont" style:family="text">
      <style:text-properties style:font-name="Calibri" fo:font-size="11pt" style:font-size-asian="11pt" style:font-size-complex="11pt"/>
    </style:style>
    <style:style style:name="T187" style:parent-style-name="DefaultParagraphFont" style:family="text">
      <style:text-properties style:font-name="Calibri" fo:font-size="11pt" style:font-size-asian="11pt" style:font-size-complex="11pt"/>
    </style:style>
    <style:style style:name="T188" style:parent-style-name="DefaultParagraphFont" style:family="text">
      <style:text-properties style:font-name="Calibri" fo:font-size="11pt" style:font-size-asian="11pt" style:font-size-complex="11pt"/>
    </style:style>
    <style:style style:name="T189" style:parent-style-name="DefaultParagraphFont" style:family="text">
      <style:text-properties style:font-name="Calibri" fo:font-size="11pt" style:font-size-asian="11pt" style:font-size-complex="11pt"/>
    </style:style>
    <style:style style:name="T190" style:parent-style-name="DefaultParagraphFont" style:family="text">
      <style:text-properties style:font-name="Calibri" fo:font-size="11pt" style:font-size-asian="11pt" style:font-size-complex="11pt"/>
    </style:style>
    <style:style style:name="T191" style:parent-style-name="DefaultParagraphFont" style:family="text">
      <style:text-properties style:font-name="Calibri" fo:font-size="11pt" style:font-size-asian="11pt" style:font-size-complex="11pt"/>
    </style:style>
    <style:style style:name="P192" style:parent-style-name="PreformattedText" style:family="paragraph">
      <style:text-properties style:font-name="Calibri" fo:font-size="11pt" style:font-size-asian="11pt" style:font-size-complex="11pt"/>
    </style:style>
    <style:style style:name="P193" style:parent-style-name="PreformattedText" style:family="paragraph">
      <style:paragraph-properties fo:text-align="justify"/>
    </style:style>
    <style:style style:name="T194" style:parent-style-name="DefaultParagraphFont" style:family="text">
      <style:text-properties style:font-name="Calibri" fo:font-size="11pt" style:font-size-asian="11pt" style:font-size-complex="11pt"/>
    </style:style>
    <style:style style:name="T195" style:parent-style-name="DefaultParagraphFont" style:family="text">
      <style:text-properties style:font-name="Calibri" fo:font-size="11pt" style:font-size-asian="11pt" style:font-size-complex="11pt"/>
    </style:style>
    <style:style style:name="T196" style:parent-style-name="DefaultParagraphFont" style:family="text">
      <style:text-properties style:font-name="Calibri" fo:font-size="11pt" style:font-size-asian="11pt" style:font-size-complex="11pt"/>
    </style:style>
    <style:style style:name="T197" style:parent-style-name="DefaultParagraphFont" style:family="text">
      <style:text-properties style:font-name="Calibri" fo:font-size="11pt" style:font-size-asian="11pt" style:font-size-complex="11pt"/>
    </style:style>
    <style:style style:name="T198" style:parent-style-name="DefaultParagraphFont" style:family="text">
      <style:text-properties style:font-name="Calibri" fo:font-size="11pt" style:font-size-asian="11pt" style:font-size-complex="11pt"/>
    </style:style>
    <style:style style:name="T199" style:parent-style-name="DefaultParagraphFont" style:family="text">
      <style:text-properties style:font-name="Calibri" fo:font-size="11pt" style:font-size-asian="11pt" style:font-size-complex="11pt"/>
    </style:style>
    <style:style style:name="P200" style:parent-style-name="PreformattedText" style:family="paragraph">
      <style:text-properties style:font-name="Calibri" fo:font-size="11pt" style:font-size-asian="11pt" style:font-size-complex="11pt"/>
    </style:style>
    <style:style style:name="T201" style:parent-style-name="DefaultParagraphFont" style:family="text">
      <style:text-properties style:font-name="Calibri" fo:font-size="11pt" style:font-size-asian="11pt" style:font-size-complex="11pt" fo:language="bg" fo:country="BG" style:language-asian="bg" style:country-asian="BG" style:language-complex="ar" style:country-complex="SA"/>
    </style:style>
    <style:style style:name="T202" style:parent-style-name="DefaultParagraphFont" style:family="text">
      <style:text-properties style:font-name="Calibri" fo:font-size="11pt" style:font-size-asian="11pt" style:font-size-complex="11pt"/>
    </style:style>
    <style:style style:name="P203" style:parent-style-name="PreformattedText" style:family="paragraph">
      <style:paragraph-properties fo:break-before="page" fo:text-align="justify"/>
    </style:style>
    <style:style style:name="P204" style:parent-style-name="Heading1" style:family="paragraph">
      <style:paragraph-properties fo:margin-top="0in">
        <style:tab-stops>
          <style:tab-stop style:type="left" style:position="1.7708in"/>
        </style:tab-stops>
      </style:paragraph-properties>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style="italic" style:font-style-asian="italic" style:font-style-complex="italic"/>
    </style:style>
    <style:style style:name="T220" style:parent-style-name="DefaultParagraphFont" style:family="text">
      <style:text-properties fo:font-weight="bold" style:font-weight-asian="bold" style:font-weight-complex="bold"/>
    </style:style>
    <style:style style:name="P221" style:parent-style-name="Normal" style:family="paragraph">
      <style:paragraph-properties fo:margin-bottom="0in"/>
    </style:style>
    <style:style style:family="graphic" style:name="a0">
      <style:graphic-properties style:wrap="none" style:horizontal-rel="paragraph" style:vertical-rel="paragraph" style:horizontal-pos="from-left" style:vertical-pos="from-top"/>
    </style:style>
  </office:automatic-styles>
  <office:body>
    <office:text text:use-soft-page-breaks="true">
      <text:p text:style-name="P1">Modelling the Electron Transfer in E.Coli Using Kappa</text:p>
      <text:h text:style-name="Heading1" text:outline-level="1">Introduction:<text:s/></text:h>
      <text:p text:style-name="P2">The sub-processes are as follows:</text:p>
      <text:p text:style-name="P3">Sub-process:<text:tab/><text:tab/><text:tab/><text:tab/><text:tab/><text:tab/><text:tab/>Corresponding Kappa File:</text:p>
      <text:p text:style-name="P4">1. Glucose -&gt; TCA cycle -&gt; Quinol<text:tab/><text:tab/><text:tab/><text:tab/>1_TCA.ka</text:p>
      <text:p text:style-name="P5">2. Quinol -&gt; NapC<text:tab/><text:tab/><text:tab/><text:tab/><text:tab/><text:tab/>2_NapC.ka</text:p>
      <text:p text:style-name="P6">3. Electron transfer between NapC, NapAB, NrfA and MtrA<text:tab/>3_MtrA.ka</text:p>
      <text:p text:style-name="P7">4. MtrA -&gt; MtrB -&gt; MtrC<text:tab/><text:tab/><text:tab/><text:tab/><text:tab/>4_MtrABC.ka</text:p>
      <text:p text:style-name="P8">5. MtrC -&gt; Unsoluble Iron (including the Flavins)<text:tab/><text:tab/>5_UFe.ka</text:p>
      <text:h text:style-name="P9" text:outline-level="1">1_TCA.ka:</text:h>
      <text:p text:style-name="Subtitle"><text:span text:style-name="T10">Glucose -&gt; TCA cycle -&gt; QH</text:span><text:span text:style-name="T11">2</text:span></text:p>
      <text:h text:style-name="P12" text:outline-level="2">Agents and Tokens</text:h>
      <text:p text:style-name="P13"># Tokens #<text:tab/><text:tab/><text:tab/><text:tab/># Agents #</text:p>
      <text:p text:style-name="P14">%token: Glucose<text:tab/><text:tab/><text:tab/>%agent: TCA(glucose~0~1)</text:p>
      <text:p text:style-name="P15">%token: NADH<text:tab/><text:tab/><text:tab/>%agent: ComplexI(FMN~0~H)</text:p>
      <text:p text:style-name="P16">%token: succinate<text:tab/><text:tab/>%agent: ComplexII(FAD~0~H)</text:p>
      <text:p text:style-name="P17">%token: Quinol</text:p>
      <text:p text:style-name="P18"/>
      <text:p text:style-name="P19"><text:span text:style-name="T20">There is a linear relation between the amount of glucose and the amount of Acyl-CoA in the cell</text:span><text:span text:style-name="T21"><text:s/>except when the amount of glucose is less than 0.5 mM or more than 5.5 mM</text:span><text:span text:style-name="T22">.</text:span><text:span text:style-name="T23"><text:s/>Acyl-CoA has a default minimal amount of 0.14mM and cannot go over 0.4mM.</text:span><text:span text:style-name="T24"><text:s/></text:span><text:span text:style-name="T25">(1)</text:span><text:span text:style-name="T26"><text:s/>Since Acyl-CoA is mainly used in the TCA cycle, we assume linear relation between the amount of glucose and the number of ‘running’ TCA cycles.</text:span><text:span text:style-name="T27"><text:s/>We estimate the amount of running TCA cycle by dividing the amount of Acyl-CoA in the cell (each TCA cycle needs two molecules of Acyl-CoA per molecule of glucose).</text:span></text:p>
      <text:p text:style-name="P28"/>
      <text:p text:style-name="P29"><text:span text:style-name="T30">The token<text:s/></text:span><text:span text:style-name="T31">Quinol</text:span><text:span text:style-name="T32"><text:s/>refers to coenzyme Q10 (aka ubiquinone).</text:span></text:p>
      <text:h text:style-name="P33" text:outline-level="2">Rules</text:h>
      <text:p text:style-name="P34">'TCA consumes Glucose'</text:p>
      <text:p text:style-name="ListParagraph"><text:span text:style-name="T35">'TCA produces NADH and succinate'</text:span></text:p>
      <text:p text:style-name="P36"><text:span text:style-name="T37">The products from the TCA cycle per molecule of glucose are<text:s/></text:span><text:span text:style-name="T38">6xNADH and 2xFADH.</text:span><text:span text:style-name="T39"><text:s/>(2)</text:span></text:p>
      <text:p text:style-name="P40"><text:span text:style-name="T41"><text:s/>NADH binds to Complex I</text:span><text:span text:style-name="T42"><text:s/>via<text:s/></text:span><text:span text:style-name="T43">FMN<text:s/></text:span><text:span text:style-name="T44">which<text:s/></text:span><text:span text:style-name="T45">takes the electrons from NADH</text:span><text:span text:style-name="T46">. The electrons are then passed to a series of iron-</text:span><text:span text:style-name="T47">sulphur</text:span><text:span text:style-name="T48"><text:s/>clusters which we</text:span><text:span text:style-name="T49"><text:s/>ignore<text:s/></text:span><text:span text:style-name="T50">in the model.</text:span><text:span text:style-name="T51"><text:s/>The electrons<text:s/></text:span><text:span text:style-name="T52">leave<text:s/></text:span><text:span text:style-name="T53">Complex I<text:s/></text:span><text:span text:style-name="T54">and<text:s/></text:span><text:span text:style-name="T55">are taken by the ubiquino</text:span><text:span text:style-name="T56">ne.</text:span><text:span text:style-name="T57"><text:s/>(3)</text:span></text:p>
      <text:p text:style-name="P58"/>
      <text:p text:style-name="P59"><text:span text:style-name="T60">Succinate in<text:s/></text:span><text:span text:style-name="T61">the<text:s/></text:span><text:span text:style-name="T62">TCA<text:s/></text:span><text:span text:style-name="T63">cycle<text:s/></text:span><text:span text:style-name="T64">'binds' to FAD in Complex II. Then Complex II reduces the quinol.</text:span><text:span text:style-name="T65"><text:s/>(4)</text:span></text:p>
      <text:soft-page-break/>
      <text:h text:style-name="P66" text:outline-level="1">2_NapC.ka</text:h>
      <text:p text:style-name="P67">Quinol -&gt; NapC</text:p>
      <text:h text:style-name="P68" text:outline-level="2">Agents</text:h>
      <text:p text:style-name="P69"># Number of NapC-s per cell???</text:p>
      <text:p text:style-name="P70"># NapC has 4 hemes, so we assume it can take up to 4 electrons</text:p>
      <text:h text:style-name="P71" text:outline-level="2">Rules</text:h>
      <text:p text:style-name="P72"># The rate at which a Quinol (gives electrons/binds to) to NapC(carry~0) and NapC(carry~2) is the same, i.e. NapC(carry~0) has the same chance of (receiving electrons from/binding to) a Quinol as NapC(carry~2).</text:p>
      <text:p text:style-name="P73"/>
      <text:h text:style-name="Heading1" text:outline-level="1">3_MtrA.ka</text:h>
      <text:p text:style-name="Subtitle"><text:span text:style-name="T74">Electron transfer betw</text:span><text:span text:style-name="T75">een NapC, NapAB, NrfA and MtrA</text:span><text:span text:style-name="T76"><text:s/></text:span></text:p>
      <text:p text:style-name="P77"/>
      <text:h text:style-name="Heading1" text:outline-level="1">4_MtrABC.ka</text:h>
      <text:p text:style-name="Subtitle">4A. MtrA -&gt; Fe soluble &amp;</text:p>
      <text:p text:style-name="Subtitle">4B. MtrA -&gt; MtrB -&gt; MtrC</text:p>
      <text:p text:style-name="P78"><text:span text:style-name="SubtleEmphasis">Problem: <text:s/>MtrC subsystem is assuming unlimited electrons. If assumption is correct this just sets a lower limit on the output of this sub</text:span><text:span text:style-name="SubtleEmphasis">-</text:span><text:span text:style-name="SubtleEmphasis">sy</text:span><text:span text:style-name="SubtleEmphasis">s</text:span><text:span text:style-name="SubtleEmphasis">tem. If this is the case, how can correctness be verified? Potentially the MtrA -&gt; Fe soluble part could be verified somehow.</text:span></text:p>
      <text:h text:style-name="Heading2" text:outline-level="2">Agents and Tokens</text:h>
      <text:p text:style-name="P79">Each unit of soluble iron takes a single electron.</text:p>
      <text:p text:style-name="PreformattedText"><text:span text:style-name="T80">The</text:span><text:span text:style-name="T81">re are 75 MtrC-s.</text:span><text:span text:style-name="T82"><text:s/></text:span><text:span text:style-name="T83">(5)</text:span></text:p>
      <text:p text:style-name="P84"/>
      <text:p text:style-name="P85"><text:span text:style-name="T86">Can’t find exact heme structure information for MtrA. Assume it can connect to either MtrBC or NapC and simultaneously to a single Fe. If it can actually connect to multiple Fe’s, like MtrC, the difference should be able to be corrected by a slightly different kOff.</text:span></text:p>
      <text:p text:style-name="P87"/>
      <text:p text:style-name="P88"><text:span text:style-name="T89">Will model such as non-full mtrA is deleted and full mtrA is added to replace it at some constant rate. Not yet sure if this rate should be limiting step or not.</text:span></text:p>
      <text:h text:style-name="P90" text:outline-level="2">Rules</text:h>
      <text:p text:style-name="PreformattedText"><text:span text:style-name="T91">MtrC stays attached to MtrB</text:span><text:span text:style-name="T92">.</text:span><text:span text:style-name="T93"><text:s/></text:span><text:span text:style-name="T94">(6)</text:span><text:span text:style-name="T95"><text:s/>T</text:span><text:span text:style-name="T96">here are 75 MtrC</text:span><text:span text:style-name="T97">-s</text:span><text:span text:style-name="T98"><text:s/></text:span><text:span text:style-name="T99">so there’ll be 75 relevant MtrB-</text:span><text:span text:style-name="T100">s.</text:span><text:span text:style-name="T101"><text:s/></text:span><text:span text:style-name="T102">Ther</text:span><text:span text:style-name="T103">e must be a better source than<text:s/></text:span><text:span text:style-name="T104">(6)</text:span><text:span text:style-name="T105"><text:s/>for the fact that MtrC stays attached, but while it seems to be tacitly assumed in many papers I can’t<text:s/></text:span><text:a xlink:href="slot:" office:target-frame-name="_top" xlink:show="replace"><text:span text:style-name="T106">seem to find a direct source for the fact.</text:span></text:a></text:p>
      <text:p text:style-name="P107"/>
      <text:p text:style-name="P108"><text:span text:style-name="T109">We assume electrons can travel instantly and without effort between all 10 hemes</text:span><text:span text:style-name="T110"><text:s/>of MtrC.</text:span><text:span text:style-name="T111"><text:s/></text:span><text:span text:style-name="T112">(7)</text:span><text:span text:style-name="T113"><text:s/>one heme picks up electrons from MtrA, one heme gives electrons to Fe2O3, and 2 hemes give electrons only to soluble agents. These 4 can work concurrently. Input will be made arbitrar</text:span><text:span text:style-name="T114">ily fast based on assumption.</text:span><text:span text:style-name="T115"><text:s/></text:span><text:span text:style-name="T116">(5)</text:span></text:p>
      <text:soft-page-break/>
      <text:h text:style-name="Heading1" text:outline-level="1">5_UFe.ka</text:h>
      <text:p text:style-name="P117">MtrC -&gt; Unsoluble Iron (including the Flavins)</text:p>
      <text:h text:style-name="Heading2" text:outline-level="2">Agents and Tokens</text:h>
      <text:p text:style-name="PreformattedText"><text:span text:style-name="T118">There are 2100 MtrA</text:span><text:span text:style-name="T119">-s.</text:span><text:span text:style-name="T120"><text:s/></text:span><text:span text:style-name="T121">(5)</text:span></text:p>
      <text:p text:style-name="PreformattedText"><text:span text:style-name="T122">E</text:span><text:span text:style-name="T123">ach Flavin can take 1 or 2 electrons</text:span><text:span text:style-name="T124">.</text:span><text:span text:style-name="T125"><text:s/></text:span><text:span text:style-name="T126">(8)</text:span></text:p>
      <text:p text:style-name="P127"><text:span text:style-name="T128">S</text:span><text:span text:style-name="T129">ince we’re talking about nano/microscale pieces of Fe2O3 and not individual molecules, assume these will reduce as much as they can</text:span><text:span text:style-name="T130">.<text:s/></text:span><text:span text:style-name="T131">Since we are adding flavins artificially, number can be varied. Could go between</text:span><text:span text:style-name="T132"><text:s/>0 and 1uM to match with paper<text:s/></text:span><text:span text:style-name="T133">(9)</text:span><text:span text:style-name="T134">.</text:span></text:p>
      <text:h text:style-name="P135" text:outline-level="2">Rules</text:h>
      <text:p text:style-name="Normal">Off rates are proportional to number of electrons<text:s/>transferred<text:s/>–<text:s/><text:span text:style-name="SubtleEmphasis">this one might be wrong, but not sure how to get flavin Off rate otherwise.</text:span></text:p>
      <text:p text:style-name="P136">Electron transfer rates are at least 7/8 orders of magnitude bigger than kOn rates. Argument based on mEv of electron kinetics translated into speed compared to size of mtrC and to number of electrons transferred per second per cytochrome. Rough estimate, but should show the required difference in speed nonetheless. However it is unclear if the electron transfer itself is the longest part of the kOff process.</text:p>
      <text:p text:style-name="P137"/>
      <text:p text:style-name="P138"><text:span text:style-name="T139">Th</text:span><text:span text:style-name="T140">e<text:s/></text:span><text:span text:style-name="T141">system</text:span><text:span text:style-name="T142"><text:s/></text:span><text:span text:style-name="T143">MtrC – Fe2O3</text:span><text:span text:style-name="T144"><text:s/>is considered to<text:s/></text:span><text:span text:style-name="T145">be</text:span><text:span text:style-name="T146"><text:s/>bottleneck</text:span><text:span text:style-name="T147">ed</text:span><text:span text:style-name="T148"><text:s/>for the insoluble iron output</text:span><text:span text:style-name="T149">.<text:s/></text:span><text:span text:style-name="T150">(5)</text:span><text:span text:style-name="T151"><text:s/>This implies that the<text:s/></text:span><text:span text:style-name="T152">rate</text:span><text:span text:style-name="T153"><text:s/>at which<text:s/></text:span><text:span text:style-name="T154">electrons<text:s/></text:span><text:span text:style-name="T155">are<text:s/></text:span><text:span text:style-name="T156">available to MtrC might be irrelevant</text:span><text:span text:style-name="T157">, so we assume they are infinite</text:span><text:span text:style-name="T158">.</text:span></text:p>
      <text:p text:style-name="P159"/>
      <text:p text:style-name="P160"><text:span text:style-name="T161">Again, as in 4_MtrABC.ka we assume<text:s/></text:span><text:span text:style-name="T162">that electrons can travel instantly and without effort between all 10 hemes of MtrC.</text:span></text:p>
      <text:p text:style-name="P163"/>
      <text:p text:style-name="P164"><text:span text:style-name="T165">From<text:s/></text:span><text:span text:style-name="T166">(5)</text:span><text:span text:style-name="T167"><text:s/>we see that despite increasing number of iron particles by a huge amount, rate of electron transfer increases only by 2.5. Possible bottlenecks are number of electrons that reach mtrC or kOff between mtrC and Fe2O3 (because kOn should be proportio</text:span><text:span text:style-name="T168">nal to number of items). But<text:s/></text:span><text:span text:style-name="T169">(9)</text:span><text:span text:style-name="T170"><text:s/>shows that adding flavins increases the transfer rate significantly, this means that the amount of available electrons cannot be the bottleneck, therefore kOff must be it. Simulation shows that in order to fit the Jensen results kOff/kOn ~ 10000</text:span><text:span text:style-name="T171">.</text:span></text:p>
      <text:p text:style-name="P172"/>
      <text:p text:style-name="P173"><text:span text:style-name="T174">From<text:s/></text:span><text:span text:style-name="T175">(9)</text:span><text:span text:style-name="T176"><text:s/>we also see the exact effect of adding flavins isn’t linear in the number of flavins either. Here the bottleneck comes from the small number of hemes from which the flavins can get the electrons(75 * 2). Thus the flavin-mtrC kOf can be modelled to respect these curves. The determined value is ~ 100 times more frequent than mtrC-Fe2O3 Off. This f</text:span><text:span text:style-name="T177">act is somewhat supported by<text:s/></text:span><text:span text:style-name="T178">(7)</text:span><text:span text:style-name="T179">, which says fast decoupling between flavins and mtrC is to be expected</text:span><text:span text:style-name="T180">.</text:span></text:p>
      <text:p text:style-name="P181"/>
      <text:h text:style-name="Heading2" text:outline-level="2">VERIFICATIONS:</text:h>
      <text:p text:style-name="P182"><text:span text:style-name="T183">R</text:span><text:span text:style-name="T184">eduction of Fe2O3 with only mtrC is ~10x slower than Shewanella.</text:span><text:span text:style-name="T185"><text:s/></text:span><text:span text:style-name="T186">(5)</text:span><text:span text:style-name="T187"><text:s/>The model predicts that 0.2 micromoles of flavins would be neede</text:span><text:span text:style-name="T188">d to increase reduction 10x.</text:span><text:span text:style-name="T189"><text:s/></text:span><text:span text:style-name="T190">This s</text:span><text:span text:style-name="T191">hows that external flavin production in Shewanella is within 0.1 – 0.8 micromoles. Prediction is within a factor of 4 of reality.</text:span></text:p>
      <text:p text:style-name="P192"/>
      <text:p text:style-name="P193"><text:span text:style-name="T194">Going from normal shewanella (0.1 – 0.8 micromoles of flavin) to 12 micromoles of flavin only incrases transfer rate 4-5 fold.</text:span><text:span text:style-name="T195"><text:s/></text:span><text:span text:style-name="T196">(10)</text:span><text:span text:style-name="T197"><text:s/>This means a bottleneck is hit. While the mod</text:span><text:span text:style-name="T198">e</text:span><text:span text:style-name="T199">l can’t handle a simulation with 12 micromoles of flavin, the following behaviour can be observed:</text:span></text:p>
      <text:p text:style-name="P200"/>
      <text:soft-page-break/>
      <text:p text:style-name="PreformattedText"><text:span text:style-name="T201"><draw:frame draw:z-index="251659264" draw:style-name="a0" draw:name="Object1" text:anchor-type="paragraph" svg:x="0.18346in" svg:y="0in" svg:width="3.14921in" svg:height="2.7563in" style:rel-width="scale" style:rel-height="scale"><draw:object xlink:href="Object 1/" xlink:type="simple" xlink:show="embed" xlink:actuate="onLoad"/><svg:desc/></draw:frame></text:span><text:span text:style-name="T202">This clearly shows that the gains are becoming logarithmically small at a rate approx 3-4 times that of 0.5 micromoles. This is consistent with the expected behaviour.</text:span></text:p>
      <text:p text:style-name="P203"/>
      <text:h text:style-name="P204" text:outline-level="1">Bibliography<text:tab/></text:h>
      <text:p text:style-name="Bibliography">1.<text:s/><text:span text:style-name="T205">Changes in the Intracellular Concentration of Acetyl-CoA and Malonyl-CoA in Relation to the Carbon and Energy Metabolism of Escherichia coli K12.<text:s/></text:span><text:span text:style-name="T206">Yoshichika Takamura, Goro Nomura.</text:span><text:s/>s.l. : Printed in Great Britain, 1988, Vol. 134.</text:p>
      <text:p text:style-name="Bibliography">2. Citric acid cycle: Products.<text:s/><text:span text:style-name="T207">Wikipedia.<text:s/></text:span>[Online] 2012. [Cited: August 28, 2012.] http://en.wikipedia.org/wiki/Citric_acid_cycle#Products.</text:p>
      <text:p text:style-name="Bibliography">3. Oxidative phosphorylation: NADH-coenzyme Q oxidoreductase (complex I).<text:s/><text:span text:style-name="T208">Wikipedia.<text:s/></text:span>[Online] 2012. [Cited: August 28, 2012.] http://en.wikipedia.org/wiki/Oxidative_phosphorylation#NADH-coenzyme_Q_oxidoreductase_.28complex_I.29.</text:p>
      <text:p text:style-name="Bibliography">4. Oxidative phosphorylation: Succinate-Q oxidoreductase (complex II).<text:s/><text:span text:style-name="T209">Wikipedia.<text:s/></text:span>[Online] 2012. [Cited: September 3, 2012.] http://en.wikipedia.org/wiki/Oxidative_phosphorylation#Succinate-Q_oxidoreductase_.28complex_II.29.</text:p>
      <text:p text:style-name="Bibliography">5.<text:s/><text:span text:style-name="T210">Engineering of a synthetic electron conduit in living cells.<text:s/></text:span><text:span text:style-name="T211">Heather M. Jensena, b, Aaron E. Albersc, Konstantin R. Malleyc,1, Yuri Y. Londerd, Bruce E. Cohenc, Brett A. Helmsc,.</text:span><text:s/>s.l. : PNAS, 2010, Vol. 107.</text:p>
      <text:p text:style-name="Bibliography">6.<text:s/><text:span text:style-name="T212">Dissimilatory Reduction of Extracellular Electron Acceptors in Anaerobic Respiration.<text:s/></text:span><text:span text:style-name="T213">Katrin Richter, Marcus Schicklberger and Johannes Gescher.</text:span><text:s/>s.l. : Applied and Environmental Microbiology, 2012, Vol. 78. 913-921.</text:p>
      <text:p text:style-name="Bibliography">7.<text:s/><text:span text:style-name="T214">Structure of a bacterial cell surface decaheme electron conduit.<text:s/></text:span><text:span text:style-name="T215">Thomas A. Clarkea, 1, Marcus J. Edwardsa, Andrew J. Gatesa, Andrea Halla, Gaye F. Whitea, Justin Bradleya, Catherine L. Reardonb, Liang Shib, Alexander S. Beliaevb, Matthew J. Marshallb, Zheming Wangb, Nicholas J. Watmougha, James K. Fredricksonb, John M.</text:span><text:s/>23, s.l. : PNAS, 2011, Vol. 107. 9384-9389.</text:p>
      <text:p text:style-name="Bibliography">8. Flavin mononucleotide.<text:s/><text:span text:style-name="T216">Wikipedia.<text:s/></text:span>[Online] 2012. http://en.wikipedia.org/wiki/Flavin_mononucleotide.</text:p>
      <text:p text:style-name="Bibliography">9.<text:s/><text:span text:style-name="T217">Electrochemical Measurement of Electron Transfer Kinetics by Shewanella oneidensis MR-1.<text:s/></text:span><text:span text:style-name="T218">Daniel Baron, Edward LaBelle, Dan Coursolle, Jeffrey A. Gralnick, and Daniel R. Bond.</text:span><text:s/>s.l. : J Biol Chem., 2009, Vol. 284(42). 28865–28873.</text:p>
      <text:p text:style-name="Bibliography">10.<text:s/><text:span text:style-name="T219">The Mtr Respiratory Pathway Is Essential for Reducing Flavins and Electrodes in Shewanella oneidensis.<text:s/></text:span><text:span text:style-name="T220">Dan Coursolle, Daniel B. Baron, Daniel R. Bond, and Jeffrey A. Gralnick.</text:span><text:s/>s.l. : Journal of Bacteriology, 2010, Vol. 192. 467-474.</text:p>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Serif" svg:font-family="Liberation Serif" style:font-family-generic="system"/>
    <style:font-face style:name="Bitstream Vera Sans Mono" svg:font-family="Bitstream Vera Sans Mono" style:font-family-generic="modern" style:font-pitch="fixed"/>
    <style:font-face style:name="Lohit Devanagari" svg:font-family="Lohit Devanagari"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ibliography" style:display-name="Bibliography" style:family="paragraph" style:parent-style-name="Normal" style:next-style-name="Normal">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style:style style:name="NoSpacingChar" style:display-name="No Spacing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bg" fo:country="BG" style:language-asian="bg" style:country-asian="BG" style:language-complex="ar" style:country-complex="SA" fo:hyphenate="false"/>
    </style:style>
    <style:style style:name="apple-converted-space" style:display-name="apple-converted-space" style:family="text" style:parent-style-name="DefaultParagraphFont"/>
    <style:style style:name="PreformattedText" style:display-name="Preformatted Text" style:family="paragraph" style:parent-style-name="Normal">
      <style:paragraph-properties fo:widows="0" fo:orphans="0" style:vertical-align="baseline" fo:margin-bottom="0in" fo:line-height="100%"/>
      <style:text-properties style:font-name="Liberation Serif" style:font-name-asian="Bitstream Vera Sans Mono" style:font-name-complex="Lohit Devanagari" style:letter-kerning="true" fo:font-size="10pt" style:font-size-asian="10pt" style:font-size-complex="10pt" fo:language="en" fo:country="GB"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SKAYVER</meta:initial-creator>
    <dc:creator>SKAYVER</dc:creator>
    <meta:creation-date>2012-09-04T16:39:00Z</meta:creation-date>
    <dc:date>2012-09-04T16:39:00Z</dc:date>
    <meta:template xlink:href="Normal.dotm" xlink:type="simple"/>
    <meta:editing-cycles>2</meta:editing-cycles>
    <meta:editing-duration>PT11640S</meta:editing-duration>
    <meta:document-statistic meta:page-count="5" meta:paragraph-count="18" meta:word-count="1411" meta:character-count="9436" meta:row-count="67" meta:non-whitespace-character-count="804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0">
      <style:graphic-properties draw:fill="none" draw:stroke="solid" svg:stroke-width="0.01042in" svg:stroke-color="#b3b3b3" svg:stroke-opacity="100%" draw:stroke-linejoin="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bg" fo:country="BG"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25in" style:font-size-asian="0.125in" style:font-size-complex="0.1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bg" fo:country="BG"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bg" fo:country="BG"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25in" style:font-size-asian="0.125in" style:font-size-complex="0.125in" fo:letter-spacing="0in" fo:language="bg" fo:country="B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Wal0">
      <style:graphic-properties draw:fill="none" draw:stroke="solid" svg:stroke-width="0.01042in" svg:stroke-color="#b3b3b3" svg:stroke-opacity="100%" draw:stroke-linejoin="round"/>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465in" svg:stroke-color="#004586" svg:stroke-opacity="100%" draw:stroke-linejoin="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language="bg" fo:country="BG"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language="bg" fo:country="BG"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98.4535433070866pt" svg:width="226.7430708661417pt" chart:style-name="Crt0">
        <chart:plot-area svg:x="3.316850393700788pt" svg:y="3.968976377952756pt" svg:width="218.9185039370079pt" svg:height="192.2447244094488pt" chart:style-name="Plt0" chart:data-source-has-labels="both">
          <chart:axis chart:dimension="y" chart:name="primary-y" chart:style-name="Axs0">
            <chart:title svg:x="4.535905511811023pt" svg:y="108.8834645669291pt" chart:style-name="AT00">
              <text:p text:style-name="a0" text:class-names="" text:cond-style-name="">thousands of electrons</text:p>
            </chart:title>
            <chart:grid chart:class="major" chart:style-name="GMa0"/>
          </chart:axis>
          <chart:axis chart:dimension="x" chart:name="primary-x" chart:style-name="Axs1">
            <chart:title svg:x="80.37204724409449pt" svg:y="183.9664566929134pt" chart:style-name="AT01">
              <text:p text:style-name="a1" text:class-names="" text:cond-style-name="">micromoles of flavin</text:p>
            </chart:title>
            <chart:categories table:cell-range-address="local-table.$A$2:.$A$9"/>
          </chart:axis>
          <chart:series chart:label-cell-address="local-table.$B$1" chart:values-cell-range-address="local-table.$B$2:.$B$9" chart:class="chart:line" chart:attached-axis="primary-y" chart:style-name="G0S0">
            <chart:data-point chart:repeated="8"/>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ow 2</text:p>
              </table:table-cell>
            </table:table-row>
          </table:table-header-rows>
          <table:table-row>
            <table:table-cell office:value-type="string">
              <text:p>0.5</text:p>
            </table:table-cell>
            <table:table-cell office:value-type="float" office:value="74"/>
          </table:table-row>
          <table:table-row>
            <table:table-cell office:value-type="string">
              <text:p>1</text:p>
            </table:table-cell>
            <table:table-cell office:value-type="float" office:value="114"/>
          </table:table-row>
          <table:table-row>
            <table:table-cell office:value-type="string">
              <text:p>1.5</text:p>
            </table:table-cell>
            <table:table-cell office:value-type="float" office:value="140"/>
          </table:table-row>
          <table:table-row>
            <table:table-cell office:value-type="string">
              <text:p>2</text:p>
            </table:table-cell>
            <table:table-cell office:value-type="float" office:value="158"/>
          </table:table-row>
          <table:table-row>
            <table:table-cell office:value-type="string">
              <text:p>2.5</text:p>
            </table:table-cell>
            <table:table-cell office:value-type="float" office:value="171"/>
          </table:table-row>
          <table:table-row>
            <table:table-cell office:value-type="string">
              <text:p>3</text:p>
            </table:table-cell>
            <table:table-cell office:value-type="float" office:value="182"/>
          </table:table-row>
          <table:table-row>
            <table:table-cell office:value-type="string">
              <text:p>3.5</text:p>
            </table:table-cell>
            <table:table-cell office:value-type="float" office:value="190"/>
          </table:table-row>
          <table:table-row>
            <table:table-cell office:value-type="string">
              <text:p>4</text:p>
            </table:table-cell>
            <table:table-cell office:value-type="float" office:value="19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